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11_15-08-20_000.jpg</text:p>
          </table:table-cell>
          <table:table-cell table:style-name="ce26" office:value-type="string">
            <text:p>:bookmemo / 読んだ本 / 『脳にうれしい音楽のチカラ』 / 著者=佐藤富雄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脳にうれしい音楽のチカラ』 / 著者=佐藤富雄 /">
            <text:p>:bookmemo / 読んだ本 / 『脳にうれしい音楽のチカラ』 / 著者=佐藤富雄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11_07-43-36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7-11_02-16-0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string">
            <text:p>2023-07-11_12-22-26_000.jpg</text:p>
          </table:table-cell>
          <table:table-cell table:style-name="ce26" office:value-type="string">
            <text:p>:m 1*2 RES / JVEMV6 64#295_oonin_gunsho / 『群書類従　第二十輯』「応仁記」 著者=続群書類従完成会、発行,校注=~ / p.360 / w=,topic=~,publisher=~,other=map+:越前、加賀；memo+:系図：渋川氏；memo+:系図：伊勢貞親；memo+:系図：斯波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2 RES / JVEMV6 64#295_oonin_gunsho / 『群書類従　第二十輯』「応仁記」 著者=続群書類従完成会、発行,校注=~ / p.360 / w=,topic=~,publisher=~,other=map+:越前、加賀；memo+:系図：渋川氏；memo+:系図：伊勢貞親；memo+:系図：斯波氏">
            <text:p>:m 1*2 RES / JVEMV6 64#295_oonin_gunsho / 『群書類従　第二十輯』「応仁記」 著者=続群書類従完成会、発行,校注=~ / p.360 / w=,topic=~,publisher=~,other=map+:越前、加賀；memo+:系図：渋川氏；memo+:系図：伊勢貞親；memo+:系図：斯波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7-11_12-22-48_000.jpg</text:p>
          </table:table-cell>
          <table:table-cell table:style-name="ce26" office:value-type="string">
            <text:p>:m 2*2 RES / JVEMV6 64#295_oonin_gunsho / 『群書類従　第二十輯』「応仁記」 著者=続群書類従完成会、発行,校注=~ / p.360 / w=,topic=~,publisher=~,other=memo+:sequence:松王丸～貞宗、勘当；word:蔭涼軒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2*2 RES / JVEMV6 64#295_oonin_gunsho / 『群書類従　第二十輯』「応仁記」 著者=続群書類従完成会、発行,校注=~ / p.360 / w=,topic=~,publisher=~,other=memo+:sequence:松王丸～貞宗、勘当；word:蔭涼軒；">
            <text:p>:m 2*2 RES / JVEMV6 64#295_oonin_gunsho / 『群書類従　第二十輯』「応仁記」 著者=続群書類従完成会、発行,校注=~ / p.360 / w=,topic=~,publisher=~,other=memo+:sequence:松王丸～貞宗、勘当；word:蔭涼軒；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11_02-15-52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10_21-06-3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11_02-15-48_000.jpg</text:p>
          </table:table-cell>
          <table:table-cell table:style-name="ce26" office:value-type="string">
            <text:p>:m 記録 / 身体 / 全身像 / 顔 / 様子 / time=夜；occasion=寝る直前：経過時間を撮影するとき：オナニー用画像を見た後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8" office:value-type="string">
            <text:p>2023-07-10_21-06-3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7-11_13-18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7" office:value-type="string">
            <text:p>2023-07-11_07-44-53_000.jpg</text:p>
          </table:table-cell>
          <table:table-cell table:style-name="ce26" office:value-type="string">
            <text:p>:PHOTO 記録 / 経過記録；作ったもの / food=焼酎漬け / material=ニンニク（１）：１０；生姜（１）：１０；大葉（１）：１０；梅（２）：１０；；スペアミント：１０,liquor=麦焼酎：銀色のフタ：中瓶ml,time=~,container=silver-cap-small / type=~,other=作り置きする：混合。,occasion=飲み終わった。,id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ニンニク（１）：１０；生姜（１）：１０；大葉（１）：１０；梅（２）：１０；；スペアミント：１０,liquor=麦焼酎：銀色のフタ：中瓶ml,time=~,container=silver-cap-small / type=~,other=作り置きする：混合。,occasion=飲み終わった。,id=~">
            <text:p>:PHOTO 記録 / 経過記録；作ったもの / food=焼酎漬け / material=ニンニク（１）：１０；生姜（１）：１０；大葉（１）：１０；梅（２）：１０；；スペアミント：１０,liquor=麦焼酎：銀色のフタ：中瓶ml,time=~,container=silver-cap-small / type=~,other=作り置きする：混合。,occasion=飲み終わった。,id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7-11_07-48-1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 office:value-type="string">
            <text:p>2023-07-11_07-48-22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 office:value-type="string">
            <text:p>2023-07-10_18-48-01_000.mp4</text:p>
          </table:table-cell>
          <table:table-cell table:style-name="ce26" office:value-type="string">
            <text:p>:VIDEO / @自室 / 記録 / jap.flute / 演奏、play / R=~ / genre=demo,for=scale:pitch:1-3f-4-8~key:Bf,file-piece-id=~,memo=~,session=hour-~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~ / genre=demo,for=scale:pitch:1-3f-4-8~key:Bf,file-piece-id=~,memo=~,session=hour-~,recording-id=~,other=~ / follow~">
            <text:p>:VIDEO / @自室 / 記録 / jap.flute / 演奏、play / R=~ / genre=demo,for=scale:pitch:1-3f-4-8~key:Bf,file-piece-id=~,memo=~,session=hour-~,recording-id=~,other=~ / follow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10_19-02-40_000.mp4</text:p>
          </table:table-cell>
          <table:table-cell table:style-name="ce26" office:value-type="string">
            <text:p>:VIDEO / 記録 / topic=スマホ：録画アプリ：「編集」の、機能の１つ：録画途中、一時停止。カメラ撮影。やってみた / for=~,file-id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記録 / topic=スマホ：録画アプリ：「編集」の、機能の１つ：録画途中、一時停止。カメラ撮影。やってみた / for=~,file-id=~,other=~">
            <text:p>:VIDEO / 記録 / topic=スマホ：録画アプリ：「編集」の、機能の１つ：録画途中、一時停止。カメラ撮影。やってみた / for=~,file-id=~,other=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10_22-03-38_000.jpg</text:p>
          </table:table-cell>
          <table:table-cell table:style-name="ce26" office:value-type="string">
            <text:p>:m #*# RES / free# S87DP9 記事読み / id~browser~media~machine=0S03~yan~huan~DT / theme=上海協力機構；習近平；講話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free# S87DP9 記事読み / id~browser~media~machine=0S03~yan~huan~DT / theme=上海協力機構；習近平；講話,content=~,w=~ / genre=~ / other=~">
            <text:p>:m #*# RES / free# S87DP9 記事読み / id~browser~media~machine=0S03~yan~huan~DT / theme=上海協力機構；習近平；講話,content=~,w=~ / genre=~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7-11_15-09-51_000.jpg</text:p>
          </table:table-cell>
          <table:table-cell table:style-name="ce26" office:value-type="string">
            <text:p>:m #*# RES / JVEMV6 64#306_ongaku_satoo / 『脳にうれしい音楽のチカラ』 著者=佐藤富雄,校注=~ / p.24 / w=動物脳；,topic=~,publisher=~,other=list+:ヒト族。H.sapiens-sapiens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JVEMV6 64#306_ongaku_satoo / 『脳にうれしい音楽のチカラ』 著者=佐藤富雄,校注=~ / p.24 / w=動物脳；,topic=~,publisher=~,other=list+:ヒト族。H.sapiens-sapiens">
            <text:p>:m #*# RES / JVEMV6 64#306_ongaku_satoo / 『脳にうれしい音楽のチカラ』 著者=佐藤富雄,校注=~ / p.24 / w=動物脳；,topic=~,publisher=~,other=list+:ヒト族。H.sapiens-sapiens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1">2023/07/11</text:date>, <text:time>19:0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1T19:04:01.82</dc:date>
    <dc:creator>岩淵 謙</dc:creator>
    <meta:editing-duration>P57DT14H26M56S</meta:editing-duration>
    <meta:editing-cycles>19099</meta:editing-cycles>
    <meta:document-statistic meta:table-count="2" meta:cell-count="928" meta:object-count="0"/>
    <meta:user-defined meta:name="qrichtext">1</meta:user-defined>
  </office:meta>
</office:document-meta>
</file>